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8"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9" style:family="paragraph" style:parent-style-name="Document_20_Title">
      <style:text-properties fo:font-weight="normal" style:font-weight-asian="normal" style:font-weight-complex="normal"/>
    </style:style>
    <style:style style:name="P10"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1"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3" style:family="paragraph" style:parent-style-name="Body">
      <style:text-properties fo:color="#000000" fo:font-style="normal" style:font-style-asian="normal" style:font-style-complex="normal"/>
    </style:style>
    <style:style style:name="P14" style:family="paragraph" style:parent-style-name="Body">
      <style:paragraph-properties fo:text-align="justify" style:justify-single-word="false"/>
      <style:text-properties fo:color="#000000" fo:font-style="normal" style:font-style-asian="normal" style:font-style-complex="normal"/>
    </style:style>
    <style:style style:name="P15" style:family="paragraph" style:parent-style-name="Body">
      <style:text-properties fo:color="#000000" style:font-name="Courier New1" fo:font-size="10pt" style:font-name-asian="Monaco" style:font-size-asian="10pt" style:font-name-complex="Monaco" style:font-size-complex="10pt"/>
    </style:style>
    <style:style style:name="P16"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Body">
      <style:text-properties fo:color="#ff0000" fo:font-style="italic" style:font-style-asian="italic"/>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text-properties style:use-window-font-color="true" fo:font-style="normal" style:font-style-asian="normal" style:font-style-complex="normal"/>
    </style:style>
    <style:style style:name="P22" style:family="paragraph" style:parent-style-name="Body">
      <style:text-properties style:font-name="Arial"/>
    </style:style>
    <style:style style:name="P23" style:family="paragraph" style:parent-style-name="CellBody">
      <style:paragraph-properties style:snap-to-layout-grid="false"/>
    </style:style>
    <style:style style:name="P24" style:family="paragraph" style:parent-style-name="CellBody">
      <style:paragraph-properties fo:keep-with-next="always" style:snap-to-layout-grid="false"/>
    </style:style>
    <style:style style:name="P25" style:family="paragraph" style:parent-style-name="CellHeading">
      <style:paragraph-properties fo:text-align="center" style:justify-single-word="false" fo:keep-with-next="always" style:snap-to-layout-grid="false"/>
    </style:style>
    <style:style style:name="P26"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7" style:family="paragraph" style:parent-style-name="Abstract">
      <style:text-properties fo:font-size="16pt" fo:font-weight="bold" style:font-size-asian="16pt" style:font-weight-asian="bold"/>
    </style:style>
    <style:style style:name="P28" style:family="paragraph" style:parent-style-name="Abstract">
      <style:text-properties fo:color="#000000" fo:font-style="normal" style:font-style-asian="normal" style:font-style-complex="normal"/>
    </style:style>
    <style:style style:name="P29" style:family="paragraph" style:parent-style-name="Standard">
      <style:text-properties fo:color="#ff0000" fo:font-style="italic" fo:font-weight="bold" style:font-style-asian="italic" style:font-weight-asian="bold"/>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Standard">
      <style:text-properties style:font-name="Monaco" fo:font-size="9pt" style:font-name-asian="Monaco" style:font-size-asian="9pt" style:font-name-complex="Monaco" style:font-size-complex="9pt"/>
    </style:style>
    <style:style style:name="P33" style:family="paragraph" style:parent-style-name="Body">
      <style:paragraph-properties fo:margin-left="1.54cm" fo:margin-right="0cm" fo:text-indent="-1.54cm" style:auto-text-indent="false">
        <style:tab-stops>
          <style:tab-stop style:position="10.001cm"/>
        </style:tab-stops>
      </style:paragraph-properties>
    </style:style>
    <style:style style:name="P34" style:family="paragraph" style:parent-style-name="Preformatted_20_Text">
      <style:text-properties style:font-name="Arial"/>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36" style:family="paragraph" style:parent-style-name="Heading_20_1">
      <style:paragraph-properties fo:break-before="page"/>
    </style:style>
    <style:style style:name="P37" style:family="paragraph" style:parent-style-name="Heading_20_2">
      <style:text-properties fo:language="en" fo:country="US" style:language-complex="ar" style:country-complex="SA"/>
    </style:style>
    <style:style style:name="P38" style:family="paragraph" style:parent-style-name="Body" style:list-style-name="L1">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9" style:family="paragraph" style:parent-style-name="Body">
      <style:text-properties fo:color="#000000" fo:font-style="normal" style:font-style-asian="normal" style:font-style-complex="normal"/>
    </style:style>
    <style:style style:name="P40" style:family="paragraph" style:parent-style-name="Body" style:list-style-name="L4"/>
    <style:style style:name="P41" style:family="paragraph" style:parent-style-name="Body" style:list-style-name="L5"/>
    <style:style style:name="P4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5" style:family="paragraph" style:parent-style-name="Document_20_Title" style:master-page-name="First_20_Page">
      <style:paragraph-properties fo:text-align="center" style:justify-single-word="false" style:page-number="auto"/>
    </style:style>
    <style:style style:name="P46" style:family="paragraph" style:parent-style-name="Preformatted_20_Text">
      <style:text-properties style:font-name="Arial"/>
    </style:style>
    <style:style style:name="P47" style:family="paragraph" style:parent-style-name="Preformatted_20_Text" style:list-style-name="L2">
      <style:text-properties style:font-name="Arial"/>
    </style:style>
    <style:style style:name="P48" style:family="paragraph" style:parent-style-name="Preformatted_20_Text" style:list-style-name="L3">
      <style:text-properties style:font-name="Arial"/>
    </style:style>
    <style:style style:name="T1" style:family="text">
      <style:text-properties fo:language="en" fo:country="US" style:language-complex="ar" style:country-complex="SA"/>
    </style:style>
    <style:style style:name="T2" style:family="text">
      <style:text-properties style:font-name="Courier New"/>
    </style:style>
    <style:style style:name="T3" style:family="text">
      <style:text-properties style:font-name="Arial"/>
    </style:style>
    <style:style style:name="T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Courier New1"/>
    </style:style>
    <style:style style:name="T6" style:family="text">
      <style:text-properties fo:color="#000000"/>
    </style:style>
    <style:style style:name="T7" style:family="text">
      <style:text-properties fo:color="#000000" style:font-name="Courier New1" fo:font-size="10pt" style:font-size-asian="10pt" style:font-size-complex="10pt"/>
    </style:style>
    <style:style style:name="T8" style:family="text">
      <style:text-properties fo:color="#646464" style:font-name="Courier New1" fo:font-size="10pt" style:font-size-asian="10pt" style:font-size-complex="10pt"/>
    </style:style>
    <style:style style:name="T9" style:family="text">
      <style:text-properties fo:color="#0000c0"/>
    </style:style>
    <style:style style:name="T10"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1" style:family="text">
      <style:text-properties fo:color="#7f0055" fo:font-weight="bold" style:font-weight-asian="bold" style:font-weight-complex="bold"/>
    </style:style>
    <style:style style:name="T12" style:family="text">
      <style:text-properties fo:color="#6a3e3e"/>
    </style:style>
    <style:style style:name="T13" style:family="text">
      <style:text-properties fo:color="#6a3e3e" style:text-underline-style="solid" style:text-underline-width="auto" style:text-underline-color="font-color"/>
    </style:style>
    <style:style style:name="T14" style:family="text">
      <style:text-properties fo:color="#3f7f5f"/>
    </style:style>
    <style:style style:name="T15"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5"/>
      <text:p text:style-name="P9">Draft<text:line-break/><text:line-break/><text:page-count>11</text:page-count> Pages</text:p>
      <text:p text:style-name="P8"/>
      <text:p text:style-name="P27">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8">This RFC focuses on field injection for Declarative Services.</text:p>
      <text:h text:style-name="P36" text:outline-level="1" text:restart-numbering="true" text:start-value="-1">Document Information</text:h>
      <text:h text:style-name="P37" text:outline-level="2">License</text:h>
      <text:p text:style-name="P19">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37"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Body"><text:span text:style-name="T1">This document can be downloaded from the OSGi Alliance design repository at </text:span><text:a xlink:type="simple" xlink:href="https://github.com/osgi/design"><text:span text:style-name="T1">https://github.com/osgi/design</text:span></text:a><text:span text:style-name="T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2">0 Document Information<text:tab/>2</text:p>
          <text:p text:style-name="P43">0.1 License<text:tab/>2</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42">1 Introduction<text:tab/>4</text:p>
          <text:p text:style-name="P42">2 Application Domain<text:tab/>5</text:p>
          <text:p text:style-name="P43">2.1 Terminology + Abbreviations<text:tab/>5</text:p>
          <text:p text:style-name="P42">3 Problem Description<text:tab/>5</text:p>
          <text:p text:style-name="P42">4 Requirements<text:tab/>6</text:p>
          <text:p text:style-name="P42">5 Technical Solution<text:tab/>6</text:p>
          <text:p text:style-name="P44">5.1.1 Examples<text:tab/>7</text:p>
          <text:p text:style-name="P43">5.2 Notes/Alternatives<text:tab/>8</text:p>
          <text:p text:style-name="P44">5.2.1 Byte Code Generation<text:tab/>8</text:p>
          <text:p text:style-name="P44">5.2.2 Support for More Collection Types<text:tab/>8</text:p>
          <text:p text:style-name="P44">5.2.3 Direct Manipulation of Collections<text:tab/>8</text:p>
          <text:p text:style-name="P44">5.2.4 Volatile vs AtomicXXX<text:tab/>9</text:p>
          <text:p text:style-name="P44">5.2.5 Support for Collections in Methods<text:tab/>9</text:p>
          <text:p text:style-name="P42"><text:soft-page-break/>6 Data Transfer Objects<text:tab/>9</text:p>
          <text:p text:style-name="P42">7 Javadoc<text:tab/>9</text:p>
          <text:p text:style-name="P42">8 Considered Alternatives<text:tab/>10</text:p>
          <text:p text:style-name="P42">9 Security Considerations<text:tab/>10</text:p>
          <text:p text:style-name="P42">10 Document Support<text:tab/>10</text:p>
          <text:p text:style-name="P43">10.1 References<text:tab/>10</text:p>
          <text:p text:style-name="P43">10.2 Author’s Address<text:tab/>10</text:p>
          <text:p text:style-name="P43">10.3 Acronyms and Abbreviations<text:tab/>11</text:p>
          <text:p text:style-name="P43">10.4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6">Comments</text:p>
            </table:table-cell>
          </table:table-row>
        </table:table-header-rows>
        <table:table-row table:style-name="Table1.2">
          <table:table-cell table:style-name="Table1.A1" office:value-type="string">
            <text:p text:style-name="P23">Initial</text:p>
          </table:table-cell>
          <table:table-cell table:style-name="Table1.B2" office:value-type="date" office:date-value="2014-07-04">
            <text:p text:style-name="P12">04.07.14</text:p>
          </table:table-cell>
          <table:table-cell table:style-name="Table1.C1" office:value-type="string">
            <text:p text:style-name="P12">Carsten Ziegeler (Adobe Systems Incorporated) initial version</text:p>
          </table:table-cell>
        </table:table-row>
      </table:table>
      <text:p text:style-name="Body"/>
      <text:h text:style-name="Heading_20_1" text:outline-level="1">Introduction</text:h>
      <text:p text:style-name="P11">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10">This RFC focuses on field injection for Declarative Services.</text:p>
      <text:h text:style-name="Heading_20_1" text:outline-level="1"><text:soft-page-break/>Application Domain</text:h>
      <text:p text:style-name="P21">Declarative Services (chapter 121 in the OSGi specifications) defines a POJO programming model for OSGi services. While RFC 190 (and also RFC 208) aim at making component development with DS easier and reducing the amunt of code to write, DS still requires the developer to implement bind/unbind/update methods for each and every reference. In most cases the code of these methods is always the same and usually simply updates a field in the component holding the referenced service.</text:p>
      <text:p text:style-name="P21">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21">In other component models, field injection is very popular and field injection missing in DS has always been a larger criticism against DS.</text:p>
      <text:p text:style-name="P21">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3">DS<text:tab/>Declarative Services</text:p>
      <text:p text:style-name="P33">POJO<text:tab/>Plain old Java Object; term use for objects not implementing and framework specific plumbing such as Servlet API, Spring API, or OSGi API.</text:p>
      <text:p text:style-name="P21">SCR <text:s text:c="5"/>Service Components Runtime; generally the implementation of the Declarative Services Specification; also the name of the Apache Felix implementation (Apache Felix SCR).</text:p>
      <text:h text:style-name="Heading_20_1" text:outline-level="1">Problem Description</text:h>
      <text:p text:style-name="P14">The current DS component model for handling references is based on implementing bind/unbind/update methods. The model describes when and in <text:span text:style-name="T4">which order these methods are invoked. This depends on the cardinality of the reference (unary or multiple), whether the reference is mandatory and whether the reference is dynamic or static.</text:span></text:p>
      <text:p text:style-name="P16">Field injection can be added to the model in two ways:</text:p>
      <text:list xml:id="list7564963532524052186" text:style-name="L1">
        <text:list-item>
          <text:p text:style-name="P38">By just defining a new annotation which is processed by tooling. This is the approach the Apache Felix SCR tooling has taken and requires no changes to the DS specification.</text:p>
        </text:list-item>
        <text:list-item>
          <text:p text:style-name="P38"><text:soft-page-break/>Adding field annotation as a first <text:s/>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16">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text:p>
      <text:h text:style-name="Heading_20_1" text:outline-level="1">Requirements</text:h>
      <text:p text:style-name="P13">FID001 – The solution MUST provide a way to define field injection when developing DS components.</text:p>
      <text:p text:style-name="P13">FID002 – The solution MUST support the same functionality as the reference handling through methods.</text:p>
      <text:p text:style-name="P13">FID003 – The solution SHOULD outline the implications for the component developer with respect to synchronizing access to the injected field.</text:p>
      <text:p text:style-name="P13">FID004 – The solution SHOULD not be tied to Java 5+. It should be usable with lower Java versions.</text:p>
      <text:p text:style-name="P13"/>
      <text:h text:style-name="Heading_20_1" text:outline-level="1">Technical Solution</text:h>
      <text:p text:style-name="Body">The technical solution proposes <text:span text:style-name="T3">changes in DS, enhancing the XML schema and a new annotation for field injection.</text:span></text:p>
      <text:p text:style-name="P22">As field injection provides the same functionality as method injection, most of the concepts from method injection can be reused as is, this includes defining the policy, the policy-option and the target filter.</text:p>
      <text:p text:style-name="P22">Handling of the cardinality information can be simplified for field injection as compared to method injection. While the cardinality information for method injection differentiates four cases (optional unary, mandatory unary, optional multiple and mandatory multiple), the cardinality part (unary or multiple) can be deduced by the type of the field (either the type is a service interface or a collection). Therefore the developer needs only to specify whether the reference is mandatory or optional.</text:p>
      <text:p text:style-name="Body"><text:soft-page-break/><text:span text:style-name="T3">For field injection a new element </text:span><text:span text:style-name="T5">field-reference</text:span><text:span text:style-name="T3"> is added to the component XML schema with the attributes </text:span><text:span text:style-name="T5">policy</text:span><text:span text:style-name="T3">, </text:span><text:span text:style-name="T5">policy-option, cardinality, target</text:span><text:span text:style-name="T3"> and </text:span><text:span text:style-name="T5">interface</text:span><text:span text:style-name="T3">. These attributes have the same values and meaning as those for the </text:span><text:span text:style-name="T5">reference</text:span><text:span text:style-name="T3"> element. The attribute </text:span><text:span text:style-name="T5">field</text:span><text:span text:style-name="T3"> contains the name of the field within the component class.</text:span></text:p>
      <text:p text:style-name="P34">A new annotation <text:span text:style-name="T5">@FieldReference</text:span> is added which has the same attributes as the new XML element except for <text:span text:style-name="T5">field</text:span> and <text:span text:style-name="T5">cardinality</text:span>. As the annotation is annoting the field, this information is already available.</text:p>
      <text:p text:style-name="P34"/>
      <text:p text:style-name="P34">The cardinality (unary or multiple) for the annotation is detected depending on the type of the field. If a field references a service of type SERV, the type of the field must either be SERV for an unary reference, or for a multiple reference one of SERV[], java.util.Collection&lt;SERV&gt;, java.util.List&lt;SERV&gt;, java.util.Map&lt;ServiceReference&lt;SERV&gt;, SERV&gt; or java.util.SortedMap&lt;ServiceReference&lt;SERV&gt;, SERV&gt;. Other field types are not supported and a component using a different type is not activated. This error should be logged. Together with the boolean annotation attribute <text:span text:style-name="T5">mandatory</text:span> that defaults to true, the cardinality element of the XML description can be calculated correctly.</text:p>
      <text:p text:style-name="P34"/>
      <text:p text:style-name="P34">For references of cardinality multiple, always a new collection is created and set as the value of the field. The collection is immutable (of course, the values of an array could be changed). The collection is sorted by service ranking, highest ranking first. Therefore DS injects a sortable map in the case of type java.util.Map and a sortable collection in the case of a collection type.</text:p>
      <text:p text:style-name="P34"/>
      <text:p text:style-name="P34">If the field reference should reference a different service type than the type of the field, the annotation attribute <text:span text:style-name="T5">interface</text:span> must contain the service type which must be a subtype of the field's type.</text:p>
      <text:p text:style-name="P34"/>
      <text:p text:style-name="P34">The field is set by DS in the same way and order as DS would call the methods for method injection:</text:p>
      <text:list xml:id="list8313628274187026108" text:style-name="L2">
        <text:list-item>
          <text:p text:style-name="P47">Instead of calling the bind method, the field is set to service (unary) or to a new collection including the new service (multiple)</text:p>
        </text:list-item>
        <text:list-item>
          <text:p text:style-name="P47">Instead of calling the unbind method:</text:p>
          <text:list>
            <text:list-item>
              <text:p text:style-name="P47">If the field is of cardinality unary and has the same value as the unbound service, the field is set to null</text:p>
            </text:list-item>
            <text:list-item>
              <text:p text:style-name="P47">If the field is of cardinality unary but has a different value, it's left untouched</text:p>
            </text:list-item>
            <text:list-item>
              <text:p text:style-name="P47">If the field is of cardinality multpile, a new collection without the unbound service is set. If there is no matching service, an empty collection is set as the value</text:p>
            </text:list-item>
          </text:list>
        </text:list-item>
        <text:list-item>
          <text:p text:style-name="P47">Instead of calling the updated method, for cardinality multiple the field is updated with a new collection.</text:p>
        </text:list-item>
        <text:list-item>
          <text:p text:style-name="P47">In addition, before the component gets activated and before any field injection is performed, the field is initialized with an empty collection for cardinality multiple.</text:p>
        </text:list-item>
      </text:list>
      <text:p text:style-name="P34"/>
      <text:p text:style-name="P34">Field injection has some implications on the code written by the component developer:</text:p>
      <text:list xml:id="list2416903675274041517" text:style-name="L3">
        <text:list-item>
          <text:p text:style-name="P48">If a reference is dynamic the field must be declared as volatile. Otherwise other threads than the thread setting the field might never see an update of the field. If a component is using a non-volatile field for injection a dynamic reference, the component is not activate. This error should be logged.</text:p>
        </text:list-item>
        <text:list-item>
          <text:p text:style-name="P48">A field used for field injection must never be altered by client code. However, there is no way to check/ensure this from with the DS implementation. Therefore it's up to the component developer to follow this rule. If client code is altering the field, the result is undefined.</text:p>
        </text:list-item>
        <text:list-item>
          <text:p text:style-name="P48">It is advisable to create a local copy of a field during method invocation. This ensures that the state is consistent within this method invocation. The field might be altered by DS during a method invocation. This is only required if the reference is dynamic. (The same problem exists with using method injection and updating a field from within the methods).</text:p>
        </text:list-item>
      </text:list>
      <text:p text:style-name="P34"/>
      <text:h text:style-name="Heading_20_3" text:outline-level="3">Examples</text:h>
      <text:p text:style-name="Body">Example for unary reference:</text:p>
      <text:p text:style-name="P34"/>
      <text:p text:style-name="P32"><text:span text:style-name="T6"><text:s/></text:span><text:span text:style-name="T7"><text:s text:c="3"/></text:span><text:span text:style-name="T8">@Reference</text:span><text:span text:style-name="T7">(policy=ReferencePolicy.</text:span><text:span text:style-name="T10">DYNAMIC</text:span><text:span text:style-name="T7">)</text:span></text:p>
      <text:p text:style-name="P6"><text:soft-page-break/><text:span text:style-name="T6"><text:s text:c="4"/></text:span><text:span text:style-name="T11">private</text:span><text:span text:style-name="T6"> </text:span><text:span text:style-name="T11">volatile</text:span><text:span text:style-name="T6"> MyService </text:span><text:span text:style-name="T9">service</text:span><text:span text:style-name="T6">;</text:span></text:p>
      <text:p text:style-name="P6"/>
      <text:p text:style-name="P6"><text:span text:style-name="T6"><text:s text:c="4"/></text:span><text:span text:style-name="T11">public</text:span><text:span text:style-name="T6"> </text:span><text:span text:style-name="T11">void</text:span><text:span text:style-name="T6"> doIt() {</text:span></text:p>
      <text:p text:style-name="P6"><text:span text:style-name="T6"><text:s text:c="8"/></text:span><text:span text:style-name="T11">final</text:span><text:span text:style-name="T6"> MyService </text:span><text:span text:style-name="T12">localService</text:span><text:span text:style-name="T6"> = </text:span><text:span text:style-name="T11">this</text:span><text:span text:style-name="T6">.</text:span><text:span text:style-name="T9">service</text:span><text:span text:style-name="T6">;</text:span></text:p>
      <text:p text:style-name="P6"><text:span text:style-name="T6"><text:s text:c="8"/></text:span><text:span text:style-name="T11">if</text:span><text:span text:style-name="T6"> ( </text:span><text:span text:style-name="T12">localService</text:span><text:span text:style-name="T6"> != </text:span><text:span text:style-name="T11">null</text:span><text:span text:style-name="T6"> ) {</text:span></text:p>
      <text:p text:style-name="P6"><text:span text:style-name="T6"><text:s text:c="12"/></text:span><text:span text:style-name="T14">// use service</text:span></text:p>
      <text:p text:style-name="P6"><text:span text:style-name="T6"><text:s text:c="8"/>} </text:span><text:span text:style-name="T11">else</text:span><text:span text:style-name="T6"> {</text:span></text:p>
      <text:p text:style-name="P6"><text:span text:style-name="T6"><text:s text:c="12"/></text:span><text:span text:style-name="T14">// do something without service</text:span></text:p>
      <text:p text:style-name="P7"><text:s text:c="8"/>}</text:p>
      <text:p text:style-name="P7"><text:s text:c="4"/>}</text:p>
      <text:p text:style-name="P34"/>
      <text:p text:style-name="P34">Example for multiple reference:</text:p>
      <text:p text:style-name="P32"><text:span text:style-name="T6"><text:s/></text:span><text:span text:style-name="T7"><text:s text:c="3"/></text:span><text:span text:style-name="T8">@Reference</text:span><text:span text:style-name="T7">(policy=ReferencePolicy.</text:span><text:span text:style-name="T10">DYNAMIC</text:span><text:span text:style-name="T7">)</text:span></text:p>
      <text:p text:style-name="P6"><text:span text:style-name="T6"><text:s text:c="4"/></text:span><text:span text:style-name="T11">private</text:span><text:span text:style-name="T6"> </text:span><text:span text:style-name="T11">volatile</text:span><text:span text:style-name="T6"> List&lt;MyService&gt; </text:span><text:span text:style-name="T9">serviceList</text:span><text:span text:style-name="T6">;</text:span></text:p>
      <text:p text:style-name="P6"/>
      <text:p text:style-name="P6"><text:span text:style-name="T6"><text:s text:c="4"/></text:span><text:span text:style-name="T11">public</text:span><text:span text:style-name="T6"> </text:span><text:span text:style-name="T11">void</text:span><text:span text:style-name="T6"> doItList() {</text:span></text:p>
      <text:p text:style-name="P6"><text:span text:style-name="T6"><text:s text:c="8"/></text:span><text:span text:style-name="T11">final</text:span><text:span text:style-name="T6"> List&lt;MyService&gt; </text:span><text:span text:style-name="T12">localList</text:span><text:span text:style-name="T6"> = </text:span><text:span text:style-name="T11">this</text:span><text:span text:style-name="T6">.</text:span><text:span text:style-name="T9">serviceList</text:span><text:span text:style-name="T6">;</text:span></text:p>
      <text:p text:style-name="P6"><text:span text:style-name="T6"><text:s text:c="8"/></text:span><text:span text:style-name="T11">if</text:span><text:span text:style-name="T6"> ( </text:span><text:span text:style-name="T12">localList</text:span><text:span text:style-name="T6">.size() &gt; 0 ) {</text:span></text:p>
      <text:p text:style-name="P6"><text:span text:style-name="T6"><text:s text:c="12"/></text:span><text:span text:style-name="T14">// get first service</text:span></text:p>
      <text:p text:style-name="P6"><text:span text:style-name="T6"><text:s text:c="12"/></text:span><text:span text:style-name="T11">final</text:span><text:span text:style-name="T6"> MyService </text:span><text:span text:style-name="T13">s</text:span><text:span text:style-name="T6"> = </text:span><text:span text:style-name="T12">localList</text:span><text:span text:style-name="T6">.get(0);</text:span></text:p>
      <text:p text:style-name="P6"><text:span text:style-name="T6"><text:s text:c="12"/></text:span><text:span text:style-name="T14">// do something with s</text:span></text:p>
      <text:p text:style-name="P6"><text:span text:style-name="T6"><text:s text:c="8"/>} </text:span><text:span text:style-name="T11">else</text:span><text:span text:style-name="T6"> {</text:span></text:p>
      <text:p text:style-name="P6"><text:span text:style-name="T6"><text:s text:c="12"/></text:span><text:span text:style-name="T14">// no service available, do something else</text:span></text:p>
      <text:p text:style-name="P7"><text:s text:c="8"/>}</text:p>
      <text:p text:style-name="P7"><text:s text:c="4"/>}</text:p>
      <text:p text:style-name="P34"/>
      <text:p text:style-name="P34"/>
      <text:p text:style-name="P34"/>
      <text:p text:style-name="P34"/>
      <text:p text:style-name="P15"/>
      <text:h text:style-name="Heading_20_2" text:outline-level="2">Notes/Alternatives</text:h>
      <text:p text:style-name="Body"/>
      <text:h text:style-name="Heading_20_3" text:outline-level="3">Byte Code Generation</text:h>
      <text:p text:style-name="Body">The above approach could also be implemented using byte code generation. The byte code generation would generate complex methods dealing with all the cases. However this solution would depend on specific tooling.</text:p>
      <text:h text:style-name="Heading_20_3" text:outline-level="3">Support for More Collection Types</text:h>
      <text:p text:style-name="Body">The spec is limiting the collection types to be used to a specifc set and does not allow for others. For one this keeps the spec simple. On the other hand allowing arbitrary collection types would require DS to know how to construct and fill them. If a component implementation needs a specific collection type, it can still use it by using method injection.</text:p>
      <text:h text:style-name="Heading_20_3" text:outline-level="3">Direct Manipulation of Collections</text:h>
      <text:p text:style-name="Body">An alternative to inject a new collection into the field for references of multiple cardinality would be to let DS modify the collection directory and only initially inject a collection instance once.</text:p>
      <text:p text:style-name="Body">However, this would have at least these drawbacks:</text:p>
      <text:list xml:id="list4317795719514695474" text:style-name="L4">
        <text:list-item>
          <text:p text:style-name="P40">The component developer would need to take care of synchronizing access to the field. Simply declaring the field as volatile is not enough. And this synchronization would need to be the same as is used by the <text:soft-page-break/>DS implementation to alter the collection. An option for this would be to use concurrent collections, however this poses the problem that a collection might change during method invocation of a component . The concurrent collections are part of Java 5+.</text:p>
        </text:list-item>
        <text:list-item>
          <text:p text:style-name="P40">Synchronizing (read) access to a field can result in bottlenecks in multi threaded environments. While volatile is also a mechanism of synchronizing, it's influence on performance is usually way lower than doing synchronized blocks or using other locking mechanisms.</text:p>
        </text:list-item>
      </text:list>
      <text:h text:style-name="Heading_20_3" text:outline-level="3">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3" text:outline-level="3">Support for Collections in Methods</text:h>
      <text:p text:style-name="Body"><text:bookmark text:name="comment_text_61"/>As described in this RFC, the DS implementation does already the heavy work of creating the collections for field injection, support for new method signatures for the bind method could be added to DS:</text:p>
      <text:list xml:id="list3979631005381702136" text:style-name="L5">
        <text:list-item>
          <text:p text:style-name="P41">protected void bindMyService(Collection&lt;MyService&gt; serviceCollection)</text:p>
        </text:list-item>
      </text:list>
      <text:p text:style-name="Body">This is not part of this proposal.</text:p>
      <text:p text:style-name="Body"/>
      <text:h text:style-name="Heading_20_1" text:outline-level="1">Data Transfer Objects</text:h>
      <text:p text:style-name="P10">A new DTO for field injection is required which is similar to the reference DTO with the difference that it points to a field and not to methods. </text:p>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text:soft-page-break/>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3">No change from the Declarative Services specification as updated through RFC 190.</text:p>
      <text:h text:style-name="Heading_20_1" text:outline-level="1">Document Support</text:h>
      <text:h text:style-name="Heading_20_2" text:outline-level="2">References</text:h>
      <text:list xml:id="list106200360571546007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9"/>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24">Name</text:p>
          </table:table-cell>
          <table:table-cell table:style-name="Table3.B1" office:value-type="string">
            <text:p text:style-name="P24">Carsten Ziegeler</text:p>
          </table:table-cell>
        </table:table-row>
        <table:table-row table:style-name="Table3.1">
          <table:table-cell table:style-name="Table3.A1" office:value-type="string">
            <text:p text:style-name="P24">Company</text:p>
          </table:table-cell>
          <table:table-cell table:style-name="Table3.B1" office:value-type="string">
            <text:p text:style-name="P24">Adobe Systems Incorporated</text:p>
          </table:table-cell>
        </table:table-row>
        <table:table-row table:style-name="Table3.1">
          <table:table-cell table:style-name="Table3.A1" office:value-type="string">
            <text:p text:style-name="P24">Address</text:p>
          </table:table-cell>
          <table:table-cell table:style-name="Table3.B1" office:value-type="string">
            <text:p text:style-name="P24"/>
          </table:table-cell>
        </table:table-row>
        <table:table-row table:style-name="Table3.1">
          <table:table-cell table:style-name="Table3.A1" office:value-type="string">
            <text:p text:style-name="P24">Voice</text:p>
          </table:table-cell>
          <table:table-cell table:style-name="Table3.B1" office:value-type="string">
            <text:p text:style-name="P24"/>
          </table:table-cell>
        </table:table-row>
        <table:table-row table:style-name="Table3.1">
          <table:table-cell table:style-name="Table3.A1" office:value-type="string">
            <text:p text:style-name="P23">e-mail</text:p>
          </table:table-cell>
          <table:table-cell table:style-name="Table3.B1" office:value-type="string">
            <text:p text:style-name="P23">cziegele@adobe.com</text:p>
          </table:table-cell>
        </table:table-row>
      </table:table>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24">Name</text:p>
          </table:table-cell>
          <table:table-cell table:style-name="Table2.B1" office:value-type="string">
            <text:p text:style-name="P24"/>
          </table:table-cell>
        </table:table-row>
        <table:table-row table:style-name="Table2.1">
          <table:table-cell table:style-name="Table2.A1" office:value-type="string">
            <text:p text:style-name="P24">Company</text:p>
          </table:table-cell>
          <table:table-cell table:style-name="Table2.B1" office:value-type="string">
            <text:p text:style-name="P24"/>
          </table:table-cell>
        </table:table-row>
        <table:table-row table:style-name="Table2.1">
          <table:table-cell table:style-name="Table2.A1" office:value-type="string">
            <text:p text:style-name="P24">Address</text:p>
          </table:table-cell>
          <table:table-cell table:style-name="Table2.B1" office:value-type="string">
            <text:p text:style-name="P24"/>
          </table:table-cell>
        </table:table-row>
        <table:table-row table:style-name="Table2.1">
          <table:table-cell table:style-name="Table2.A1" office:value-type="string">
            <text:p text:style-name="P24">Voice</text:p>
          </table:table-cell>
          <table:table-cell table:style-name="Table2.B1" office:value-type="string">
            <text:p text:style-name="P24"/>
          </table:table-cell>
        </table:table-row>
        <table:table-row table:style-name="Table2.1">
          <table:table-cell table:style-name="Table2.A1" office:value-type="string">
            <text:p text:style-name="P23">e-mail</text:p>
          </table:table-cell>
          <table:table-cell table:style-name="Table2.B1" office:value-type="string">
            <text:p text:style-name="P23"/>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1</text:page-number> of <text:page-count style:num-format="1">11</text:page-count></text:p>
        <text:p text:style-name="Header"/>
        <text:p text:style-name="Header"><text:tab/>Draft<text:tab/> <text:modification-date style:data-style-name="N76">July 6,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 of <text:page-count style:num-format="1">11</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 of <text:page-count style:num-format="1">11</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 of <text:page-count style:num-format="1">11</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 of <text:page-count style:num-format="1">11</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 of <text:page-count style:num-format="1">11</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 of <text:page-count style:num-format="1">11</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 of <text:page-count style:num-format="1">11</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 of <text:page-count style:num-format="1">11</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 of <text:page-count style:num-format="1">11</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 of <text:page-count style:num-format="1">11</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 of <text:page-count style:num-format="1">1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8-29T14:15:16</meta:creation-date>
    <meta:editing-cycles>109</meta:editing-cycles>
    <meta:editing-duration>P1DT12H18M53S</meta:editing-duration>
    <meta:initial-creator>David Bosschaert</meta:initial-creator>
    <dc:date>2014-07-06T09:44:57</dc:date>
    <dc:creator>Carsten Ziegeler</dc:creator>
    <meta:printed-by>David Bosschaert</meta:printed-by>
    <meta:print-date>2012-08-30T12:51:49</meta:print-date>
    <meta:document-statistic meta:table-count="14" meta:image-count="2" meta:object-count="0" meta:page-count="11" meta:paragraph-count="214" meta:word-count="3385" meta:character-count="21654"/>
    <meta:user-defined meta:name="Company">OSGi Alliance</meta:user-defined>
    <meta:user-defined meta:name="Info 3"/>
    <meta:user-defined meta:name="Info 4"/>
    <meta:user-defined meta:name="RFC Title">RFC 212 - Field Injection for Declarative Services</meta:user-defined>
  </office:meta>
</office:document-meta>
</file>